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41" table:default-cell-style-name="ce1"/>
        <table:table-column table:style-name="co2" table:number-columns-repeated="13" table:default-cell-style-name="ce10"/>
        <table:table-column table:style-name="co2" table:number-columns-repeated="970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table:style-name="ce11" office:value-type="string">
            <text:p>X1</text:p>
          </table:table-cell>
          <table:table-cell table:number-columns-repeated="98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 table:number-columns-spanned="11" table:number-rows-spanned="1">
            <text:p>P &gt;= 14: P – 14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5" table:number-columns-repeated="28"/>
          <table:table-cell table:style-name="ce7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Y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= 10: P – 1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X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gt;= 15: P + 15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13"/>
          <table:table-cell office:value-type="string">
            <text:p>P</text:p>
          </table:table-cell>
          <table:table-cell table:number-columns-repeated="14"/>
          <table:table-cell table:style-name="ce8"/>
          <table:table-cell table:number-columns-repeated="10"/>
          <table:table-cell table:style-name="ce11" office:value-type="string">
            <text:p>Y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lt;= 11: P + 11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lef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 14: DE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righ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/>
          <table:table-cell table:style-name="ce6" table:number-columns-repeated="28"/>
          <table:table-cell table:style-name="ce9"/>
          <table:table-cell table:number-columns-repeated="10"/>
          <table:table-cell office:value-type="string" table:number-columns-spanned="11" table:number-rows-spanned="1">
            <text:p>1023 – P &gt; 15: IN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42"/>
          <table:table-cell table:style-name="ce11" office:value-type="string">
            <text:p>Move up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P &gt; 10: DE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11" office:value-type="string">
            <text:p>Move down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1023 – P &gt; 11: IN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07/29/2021</text:date>, <text:time>19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21-07-29T18:36:10.87</meta:creation-date>
    <dc:date>2021-07-29T19:01:18.45</dc:date>
    <dc:creator>D </dc:creator>
    <meta:editing-duration>PT25M7S</meta:editing-duration>
    <meta:editing-cycles>3</meta:editing-cycles>
    <meta:generator>OpenOffice/4.1.7$Win32 OpenOffice.org_project/417m1$Build-9800</meta:generator>
    <meta:document-statistic meta:table-count="3" meta:cell-count="101" meta:object-count="0"/>
  </office:meta>
</office:document-meta>
</file>